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1.7027in"/>
    </style:style>
    <style:style style:name="TableColumn15" style:family="table-column">
      <style:table-column-properties style:column-width="1.4388in"/>
    </style:style>
    <style:style style:name="TableColumn16" style:family="table-column">
      <style:table-column-properties style:column-width="1.5562in"/>
    </style:style>
    <style:style style:name="TableColumn17" style:family="table-column">
      <style:table-column-properties style:column-width="1.5701in"/>
    </style:style>
    <style:style style:name="Table13" style:family="table">
      <style:table-properties style:width="6.268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2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2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2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name="Segoe UI Emoji" style:font-name-complex="Segoe UI Emoji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style:font-name="Segoe UI Emoji" style:font-name-complex="Segoe UI Emoji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style:font-name="Segoe UI Emoji" style:font-name-complex="Segoe UI Emoji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73" style:parent-style-name="DefaultParagraphFont" style:family="text">
      <style:text-properties style:font-name="Segoe UI Emoji" style:font-name-complex="Segoe UI Emoji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Segoe UI Emoji" style:font-name-complex="Segoe UI Emoji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list-style-name="LFO3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3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3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92" style:parent-style-name="DefaultParagraphFont" style:family="text">
      <style:text-properties style:font-name="Segoe UI Emoji" style:font-name-complex="Segoe UI Emoji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style:font-name="Segoe UI Emoji" style:font-name-complex="Segoe UI Emoji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style:font-name="Segoe UI Emoji" style:font-name-complex="Segoe UI Emoji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style:font-name="Segoe UI Emoji" style:font-name-complex="Segoe UI Emoji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egoe UI Emoji" style:font-name-complex="Segoe UI Emoji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name="Segoe UI Emoji" style:font-name-complex="Segoe UI Emoji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list-style-name="LFO4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4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114" style:parent-style-name="DefaultParagraphFont" style:family="text">
      <style:text-properties style:font-name="Segoe UI Emoji" style:font-name-complex="Segoe UI Emoji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style:font-name="Segoe UI Emoji" style:font-name-complex="Segoe UI Emoji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Segoe UI Emoji" style:font-name-complex="Segoe UI Emoji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style:font-name="Segoe UI Emoji" style:font-name-complex="Segoe UI Emoji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ableColumn123" style:family="table-column">
      <style:table-column-properties style:column-width="0.9138in"/>
    </style:style>
    <style:style style:name="TableColumn124" style:family="table-column">
      <style:table-column-properties style:column-width="1.0173in"/>
    </style:style>
    <style:style style:name="TableColumn125" style:family="table-column">
      <style:table-column-properties style:column-width="3.5958in"/>
    </style:style>
    <style:style style:name="Table122" style:family="table">
      <style:table-properties style:width="5.527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name="Segoe UI Emoji" style:font-name-complex="Segoe UI Emoji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style:font-name="Segoe UI Emoji" style:font-name-complex="Segoe UI Emoji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egoe UI Emoji" style:font-name-complex="Segoe UI Emoji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style:font-name="Segoe UI Emoji" style:font-name-complex="Segoe UI Emoji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166" style:parent-style-name="DefaultParagraphFont" style:family="text">
      <style:text-properties style:font-name="Segoe UI Symbol" style:font-name-complex="Segoe UI Symbol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5" style:family="paragraph"/>
    <style:style style:name="T169" style:parent-style-name="DefaultParagraphFont" style:family="text">
      <style:text-properties style:font-name="Segoe UI Symbol" style:font-name-complex="Segoe UI Symbol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style:font-name="Segoe UI Symbol" style:font-name-complex="Segoe UI Symbol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P173" style:parent-style-name="Normal" style:list-style-name="LFO6" style:family="paragraph"/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style:font-name="Segoe UI Symbol" style:font-name-complex="Segoe UI Symbol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P178" style:parent-style-name="Normal" style:list-style-name="LFO7" style:family="paragraph"/>
    <style:style style:name="T179" style:parent-style-name="DefaultParagraphFont" style:family="text">
      <style:text-properties fo:font-weight="bold" style:font-weight-asian="bold" style:font-weight-complex="bold"/>
    </style:style>
    <style:style style:name="T180" style:parent-style-name="DefaultParagraphFont" style:family="text">
      <style:text-properties style:font-name="Segoe UI Symbol" style:font-name-complex="Segoe UI Symbol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list-style-name="LFO8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.NET Framework vs .NET Core vs .NET 5+ - Comprehensive Notes</text:p>
      <text:p text:style-name="Normal">These structured notes will help you<text:s/><text:span text:style-name="T2">understand the evolution of .NET</text:span>, key differences, and migration strategies, ensuring you<text:s/><text:span text:style-name="T3">ace your interview</text:span>.</text:p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4">1. Overview of .NET Framework, .NET Core, and .NET 5+</text:p>
      <text:p text:style-name="Normal">.NET has evolved over time to improve performance, cross-platform support, and modularity.</text:p>
      <text:p text:style-name="P5">Key Milestones:</text:p>
      <text:list text:style-name="LFO1" text:continue-numbering="true">
        <text:list-item>
          <text:p text:style-name="P6"><text:span text:style-name="T7">.NET Framework (2002 – Present)</text:span><text:s/>– Windows-only, monolithic.</text:p>
        </text:list-item>
        <text:list-item>
          <text:p text:style-name="P8"><text:span text:style-name="T9">.NET Core (2016 – 2020)</text:span><text:s/>– Cross-platform, lightweight, modular.</text:p>
        </text:list-item>
        <text:list-item>
          <text:p text:style-name="P10"><text:span text:style-name="T11">.NET 5+ (2020 – Present)</text:span><text:s/>– Unified platform, improved performance.</text:p>
        </text:list-item>
      </text:list>
      <text:p text:style-name="P12">Comparison Table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header-rows>
          <table:table-row table:style-name="TableRow18">
            <table:table-cell table:style-name="TableCell19">
              <text:p text:style-name="P20">Feature</text:p>
            </table:table-cell>
            <table:table-cell table:style-name="TableCell21">
              <text:p text:style-name="P22">.NET Framework</text:p>
            </table:table-cell>
            <table:table-cell table:style-name="TableCell23">
              <text:p text:style-name="P24">.NET Core</text:p>
            </table:table-cell>
            <table:table-cell table:style-name="TableCell25">
              <text:p text:style-name="P26">.NET 5+</text:p>
            </table:table-cell>
          </table:table-row>
        </table:table-header-rows>
        <table:table-row table:style-name="TableRow27">
          <table:table-cell table:style-name="TableCell28">
            <text:p text:style-name="Normal"><text:span text:style-name="T29">Platform</text:span></text:p>
          </table:table-cell>
          <table:table-cell table:style-name="TableCell30">
            <text:p text:style-name="Normal">Windows-only</text:p>
          </table:table-cell>
          <table:table-cell table:style-name="TableCell31">
            <text:p text:style-name="Normal">Cross-platform</text:p>
          </table:table-cell>
          <table:table-cell table:style-name="TableCell32">
            <text:p text:style-name="Normal">Cross-platform</text:p>
          </table:table-cell>
        </table:table-row>
        <table:table-row table:style-name="TableRow33">
          <table:table-cell table:style-name="TableCell34">
            <text:p text:style-name="Normal"><text:span text:style-name="T35">Performance</text:span></text:p>
          </table:table-cell>
          <table:table-cell table:style-name="TableCell36">
            <text:p text:style-name="Normal">Slower</text:p>
          </table:table-cell>
          <table:table-cell table:style-name="TableCell37">
            <text:p text:style-name="Normal">Faster</text:p>
          </table:table-cell>
          <table:table-cell table:style-name="TableCell38">
            <text:p text:style-name="Normal">Optimized</text:p>
          </table:table-cell>
        </table:table-row>
        <table:table-row table:style-name="TableRow39">
          <table:table-cell table:style-name="TableCell40">
            <text:p text:style-name="Normal"><text:span text:style-name="T41">Modularity</text:span></text:p>
          </table:table-cell>
          <table:table-cell table:style-name="TableCell42">
            <text:p text:style-name="Normal">Monolithic</text:p>
          </table:table-cell>
          <table:table-cell table:style-name="TableCell43">
            <text:p text:style-name="Normal">Modular</text:p>
          </table:table-cell>
          <table:table-cell table:style-name="TableCell44">
            <text:p text:style-name="Normal">Fully modular</text:p>
          </table:table-cell>
        </table:table-row>
        <table:table-row table:style-name="TableRow45">
          <table:table-cell table:style-name="TableCell46">
            <text:p text:style-name="Normal"><text:span text:style-name="T47">Deployment</text:span></text:p>
          </table:table-cell>
          <table:table-cell table:style-name="TableCell48">
            <text:p text:style-name="Normal">Needs full framework</text:p>
          </table:table-cell>
          <table:table-cell table:style-name="TableCell49">
            <text:p text:style-name="Normal">Self-contained possible</text:p>
          </table:table-cell>
          <table:table-cell table:style-name="TableCell50">
            <text:p text:style-name="Normal">Self-contained possible</text:p>
          </table:table-cell>
        </table:table-row>
        <table:table-row table:style-name="TableRow51">
          <table:table-cell table:style-name="TableCell52">
            <text:p text:style-name="Normal"><text:span text:style-name="T53">Long-term Support (LTS)</text:span></text:p>
          </table:table-cell>
          <table:table-cell table:style-name="TableCell54">
            <text:p text:style-name="Normal">No new versions</text:p>
          </table:table-cell>
          <table:table-cell table:style-name="TableCell55">
            <text:p text:style-name="Normal">.NET Core 3.1 LTS</text:p>
          </table:table-cell>
          <table:table-cell table:style-name="TableCell56">
            <text:p text:style-name="Normal">.NET 6, .NET 8 (LTS)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57">2. .NET Framework</text:p>
      <text:p text:style-name="P58">What is .NET Framework?</text:p>
      <text:list text:style-name="LFO2" text:continue-numbering="true">
        <text:list-item>
          <text:p text:style-name="P59">The original<text:s/><text:span text:style-name="T60">Windows-based</text:span><text:s/>framework (since 2002).</text:p>
        </text:list-item>
        <text:list-item>
          <text:p text:style-name="P61">Includes<text:s/><text:span text:style-name="T62">ASP.NET Web Forms, WPF, WCF, Windows Forms</text:span>.</text:p>
        </text:list-item>
        <text:list-item>
          <text:p text:style-name="P63">Supports<text:s/><text:span text:style-name="T64">C#, VB.NET, F#</text:span>.</text:p>
        </text:list-item>
      </text:list>
      <text:p text:style-name="P65">Key Components:</text:p>
      <text:soft-page-break/>
      <text:p text:style-name="Normal"><text:span text:style-name="T66">✅</text:span><text:s/><text:span text:style-name="T67">CLR (Common Language Runtime)</text:span><text:s/>– Manages memory, JIT compilation.<text:line-break/><text:span text:style-name="T68">✅</text:span><text:s/><text:span text:style-name="T69">FCL (Framework Class Library)</text:span><text:s/>– Built-in libraries for UI, networking, etc.<text:line-break/><text:span text:style-name="T70">✅</text:span><text:s/><text:span text:style-name="T71">ASP.NET</text:span><text:s/>– Web application framework.</text:p>
      <text:p text:style-name="P72">Limitations of .NET Framework:</text:p>
      <text:p text:style-name="Normal"><text:span text:style-name="T73">❌</text:span><text:s/><text:span text:style-name="T74">Windows-only</text:span><text:s/>– Cannot run on Linux or macOS.<text:line-break/><text:span text:style-name="T75">❌</text:span><text:s/><text:span text:style-name="T76">Heavyweight</text:span><text:s/>– Monolithic architecture, slower performance.<text:line-break/><text:span text:style-name="T77">❌</text:span><text:s/><text:span text:style-name="T78">No new major updates</text:span><text:s/>– Microsoft encourages migration to .NET 5+.</text:p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79">3. .NET Core</text:p>
      <text:p text:style-name="P80">What is .NET Core?</text:p>
      <text:list text:style-name="LFO3" text:continue-numbering="true">
        <text:list-item>
          <text:p text:style-name="P81">Introduced in<text:s/><text:span text:style-name="T82">2016</text:span>,<text:s/><text:span text:style-name="T83">cross-platform</text:span><text:s/>(.NET Core apps run on Windows, Linux, macOS).</text:p>
        </text:list-item>
        <text:list-item>
          <text:p text:style-name="P84">Open-source,<text:s/><text:span text:style-name="T85">lightweight</text:span>, and<text:s/><text:span text:style-name="T86">modular</text:span>.</text:p>
        </text:list-item>
        <text:list-item>
          <text:p text:style-name="P87">Supports<text:s/><text:span text:style-name="T88">high-performance</text:span><text:s/>applications like<text:s/><text:span text:style-name="T89">microservices</text:span><text:s/>and<text:s/><text:span text:style-name="T90">cloud-based apps</text:span>.</text:p>
        </text:list-item>
      </text:list>
      <text:p text:style-name="P91">Key Features:</text:p>
      <text:p text:style-name="Normal"><text:span text:style-name="T92">✅</text:span><text:s/><text:span text:style-name="T93">Cross-platform support</text:span><text:s/>– Runs on Windows, Linux, and macOS.<text:line-break/><text:span text:style-name="T94">✅</text:span><text:s/><text:span text:style-name="T95">High Performance</text:span><text:s/>– Faster execution with optimizations.<text:line-break/><text:span text:style-name="T96">✅</text:span><text:s/><text:span text:style-name="T97">Self-contained Deployment</text:span><text:s/>– No need to install .NET runtime separately.<text:line-break/><text:span text:style-name="T98">✅</text:span><text:s/><text:span text:style-name="T99">Microservices Support</text:span><text:s/>– Ideal for modern cloud-based applications.</text:p>
      <text:p text:style-name="P100">Limitations of .NET Core:</text:p>
      <text:p text:style-name="Normal"><text:span text:style-name="T101">❌</text:span><text:s/><text:span text:style-name="T102">Limited GUI Support</text:span><text:s/>– No WPF, Windows Forms (until .NET Core 3.1).<text:line-break/><text:span text:style-name="T103">❌</text:span><text:s/><text:span text:style-name="T104">Breaking Changes</text:span><text:s/>– Required rewriting applications when migrating from .NET Framework.</text:p>
      <text:p text:style-name="Normal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105">4. .NET 5 and Later</text:p>
      <text:p text:style-name="P106">What is .NET 5+?</text:p>
      <text:list text:style-name="LFO4" text:continue-numbering="true">
        <text:list-item>
          <text:p text:style-name="P107"><text:span text:style-name="T108">Unified platform</text:span><text:s/>combining<text:s/><text:span text:style-name="T109">.NET Framework, .NET Core, and Xamarin</text:span>.</text:p>
        </text:list-item>
        <text:list-item>
          <text:p text:style-name="P110"><text:span text:style-name="T111">Released in 2020</text:span>, with major enhancements in<text:s/><text:span text:style-name="T112">performance, security, and cross-platform development</text:span>.</text:p>
        </text:list-item>
      </text:list>
      <text:p text:style-name="P113">Key Features of .NET 5+ (Including .NET 6, .NET 7, and .NET 8)</text:p>
      <text:soft-page-break/>
      <text:p text:style-name="Normal"><text:span text:style-name="T114">✅</text:span><text:s/><text:span text:style-name="T115">Single Unified Platform</text:span><text:s/>– Replaces both .NET Core and .NET Framework.<text:line-break/><text:span text:style-name="T116">✅</text:span><text:s/><text:span text:style-name="T117">Better Performance</text:span><text:s/>– Improved JIT compilation, faster execution.<text:line-break/><text:span text:style-name="T118">✅</text:span><text:s/><text:span text:style-name="T119">Long-Term Support (LTS)</text:span><text:s/>– .NET 6 (LTS), .NET 8 (LTS).<text:line-break/><text:span text:style-name="T120">✅</text:span><text:s/><text:span text:style-name="T121">Cross-platform</text:span><text:s/>– Supports desktop, mobile, web, IoT, and gaming.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header-rows>
          <table:table-row table:style-name="TableRow126">
            <table:table-cell table:style-name="TableCell127">
              <text:p text:style-name="P128">Version</text:p>
            </table:table-cell>
            <table:table-cell table:style-name="TableCell129">
              <text:p text:style-name="P130">Release Year</text:p>
            </table:table-cell>
            <table:table-cell table:style-name="TableCell131">
              <text:p text:style-name="P132">Key Features</text:p>
            </table:table-cell>
          </table:table-row>
        </table:table-header-rows>
        <table:table-row table:style-name="TableRow133">
          <table:table-cell table:style-name="TableCell134">
            <text:p text:style-name="Normal"><text:span text:style-name="T135">.NET 5</text:span></text:p>
          </table:table-cell>
          <table:table-cell table:style-name="TableCell136">
            <text:p text:style-name="Normal">2020</text:p>
          </table:table-cell>
          <table:table-cell table:style-name="TableCell137">
            <text:p text:style-name="Normal">First unified release, replaces .NET Core 3.1</text:p>
          </table:table-cell>
        </table:table-row>
        <table:table-row table:style-name="TableRow138">
          <table:table-cell table:style-name="TableCell139">
            <text:p text:style-name="Normal"><text:span text:style-name="T140">.NET 6 (LTS)</text:span></text:p>
          </table:table-cell>
          <table:table-cell table:style-name="TableCell141">
            <text:p text:style-name="Normal">2021</text:p>
          </table:table-cell>
          <table:table-cell table:style-name="TableCell142">
            <text:p text:style-name="Normal">Better performance, native AOT, MAUI</text:p>
          </table:table-cell>
        </table:table-row>
        <table:table-row table:style-name="TableRow143">
          <table:table-cell table:style-name="TableCell144">
            <text:p text:style-name="Normal"><text:span text:style-name="T145">.NET 7</text:span></text:p>
          </table:table-cell>
          <table:table-cell table:style-name="TableCell146">
            <text:p text:style-name="Normal">2022</text:p>
          </table:table-cell>
          <table:table-cell table:style-name="TableCell147">
            <text:p text:style-name="Normal">Improvements in microservices, cloud computing</text:p>
          </table:table-cell>
        </table:table-row>
        <table:table-row table:style-name="TableRow148">
          <table:table-cell table:style-name="TableCell149">
            <text:p text:style-name="Normal"><text:span text:style-name="T150">.NET 8 (LTS)</text:span></text:p>
          </table:table-cell>
          <table:table-cell table:style-name="TableCell151">
            <text:p text:style-name="Normal">2023</text:p>
          </table:table-cell>
          <table:table-cell table:style-name="TableCell152">
            <text:p text:style-name="Normal">AI, cloud optimizations</text:p>
          </table:table-cell>
        </table:table-row>
      </table:table>
      <text:p text:style-name="P153">Example: Running a Simple .NET 5+ App</text:p>
      <text:p text:style-name="Normal">sh</text:p>
      <text:p text:style-name="Normal">CopyEdit</text:p>
      <text:p text:style-name="Normal">dotnet new console -o MyApp</text:p>
      <text:p text:style-name="Normal">cd MyApp</text:p>
      <text:p text:style-name="Normal">dotnet run</text:p>
      <text:p text:style-name="Normal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154">5. Migrating from .NET Framework to .NET 5+</text:p>
      <text:p text:style-name="P155">Why Migrate?</text:p>
      <text:p text:style-name="Normal"><text:span text:style-name="T156">✅</text:span><text:s/><text:span text:style-name="T157">Better Performance</text:span><text:s/>– .NET 5+ is<text:s/><text:span text:style-name="T158">50% faster</text:span><text:s/>than .NET Framework.<text:line-break/><text:span text:style-name="T159">✅</text:span><text:s/><text:span text:style-name="T160">Cross-platform support</text:span><text:s/>– Run apps on Linux, macOS, and Windows.<text:line-break/><text:span text:style-name="T161">✅</text:span><text:s/><text:span text:style-name="T162">Better Security</text:span><text:s/>– Regular updates and patches.<text:line-break/><text:span text:style-name="T163">✅</text:span><text:s/><text:span text:style-name="T164">Future-proofing</text:span><text:s/>– .NET Framework is no longer actively developed.</text:p>
      <text:p text:style-name="P165">Migration Steps</text:p>
      <text:p text:style-name="Normal">1️<text:span text:style-name="T166">⃣</text:span><text:s/><text:span text:style-name="T167">Analyze Dependencies</text:span></text:p>
      <text:list text:style-name="LFO5" text:continue-numbering="true">
        <text:list-item>
          <text:p text:style-name="P168">Check if all NuGet packages and libraries are available in .NET 5+.</text:p>
        </text:list-item>
      </text:list>
      <text:p text:style-name="Normal">2️<text:span text:style-name="T169">⃣</text:span><text:s/><text:span text:style-name="T170">Use .NET Upgrade Assistant</text:span></text:p>
      <text:p text:style-name="Normal">sh</text:p>
      <text:p text:style-name="Normal">CopyEdit</text:p>
      <text:soft-page-break/>
      <text:p text:style-name="Normal">dotnet tool install -g upgrade-assistant</text:p>
      <text:p text:style-name="Normal">upgrade-assistant upgrade MyProject.csproj</text:p>
      <text:p text:style-name="Normal">3️<text:span text:style-name="T171">⃣</text:span><text:s/><text:span text:style-name="T172">Convert packages.config to PackageReference</text:span></text:p>
      <text:list text:style-name="LFO6" text:continue-numbering="true">
        <text:list-item>
          <text:p text:style-name="P173">Open<text:s/><text:span text:style-name="T174">NuGet Package Manager</text:span><text:s/>→<text:s/><text:span text:style-name="T175">Migrate to PackageReference</text:span>.</text:p>
        </text:list-item>
      </text:list>
      <text:p text:style-name="Normal">4️<text:span text:style-name="T176">⃣</text:span><text:s/><text:span text:style-name="T177">Update API Usages</text:span></text:p>
      <text:list text:style-name="LFO7" text:continue-numbering="true">
        <text:list-item>
          <text:p text:style-name="P178">Modify<text:s/><text:span text:style-name="T179">obsolete APIs</text:span><text:s/>to their .NET 5+ equivalents.</text:p>
        </text:list-item>
      </text:list>
      <text:p text:style-name="Normal">5️<text:span text:style-name="T180">⃣</text:span><text:s/><text:span text:style-name="T181">Test the Application</text:span></text:p>
      <text:list text:style-name="LFO8" text:continue-numbering="true">
        <text:list-item>
          <text:p text:style-name="P182">Ensure proper functionality after migration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3:30:00Z</meta:creation-date>
    <dc:date>2025-03-19T13:30:00Z</dc:date>
    <meta:template xlink:href="Normal.dotm" xlink:type="simple"/>
    <meta:editing-cycles>1</meta:editing-cycles>
    <meta:editing-duration>PT0S</meta:editing-duration>
    <meta:document-statistic meta:page-count="4" meta:paragraph-count="7" meta:word-count="577" meta:character-count="3862" meta:row-count="27" meta:non-whitespace-character-count="3292"/>
  </office:meta>
</office:document-meta>
</file>